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37b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37b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37b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37b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37b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37b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37b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37b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37b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37b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37b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37b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37b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37b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37b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37b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37b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aly Camila Gòmez Carriò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4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02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m Daniel Gómez Infan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54766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0.7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1" meta:non-whitespace-character-count="1003"/>
    <meta:template xlink:type="simple" xlink:actuate="onRequest" xlink:title="Normal" xlink:href=""/>
  </office:meta>
</office:document-meta>
</file>